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I Am Dealing with Injuries</text:p>
      <text:p text:style-name="P2">February 10, 2016</text:p>
      <text:p text:style-name="Standard"/>
      <text:p text:style-name="Standard">During my years of running I have experienced many injuries and some of these have been reoccurring. <text:s/>These include injuries to my hips, <text:span text:style-name="T3">groin areas</text:span><text:span text:style-name="T1">,</text:span> hamstrings, Achilles tendons, arches, and balls of feet. <text:s/>At times my right knee has had some discomfort and when I was young I had a few bouts with shin splints. <text:s/>Recently I developed a shin splint in my left leg by running a long hilly course after not doing any hill running for awhile. Until I was in my late sixties I was mainly able to deal with injuries by stretching and cutting back on my speed and mileage. <text:s/>Quite a few times when one of my Achilles tendons bothered me I would run with extra heel lifts. <text:s/>The pain would eventually go away, I would take the lifts out of my shoes and I would be fine. <text:s/>A few years ago injuries started to hang on longer and I needed a better way to deal with them. <text:s/>Hopefully my recent approach to curing injuries with self-massage will be of interest to other runners. <text:s/></text:p>
      <text:p text:style-name="P3"/>
      <text:p text:style-name="P3">Read more by clicking here.</text:p>
      <text:p text:style-name="Standard"/>
      <text:p text:style-name="Standard">In 2010 at age 67, I started experiencing injuries that were especially serious and long lasting. First an injury to my left calf <text:s/>lasted for months. <text:s/>Whenever I would run fast for an extended time the calf would tighten and I would end up walking home. <text:s/>After a great deal of stretching every day and building up speed slowly the injury healed. <text:s/>Then, when I was 70, I experienced an Achilles tendon injury in the same leg. <text:s/>Probably both injuries were related to same tightness in my lower leg. <text:s/>The Achilles tendon injury was different from any other I had experienced in that it lasted for over two <text:s/>years. <text:s/></text:p>
      <text:p text:style-name="Standard"/>
      <text:p text:style-name="Standard">The Achilles tendon injury started out as a slight strain and for awhile I ignored it. <text:s/>The injury became steadily worse. <text:s/>Eventually I inserted extra heel lifts in my shoes and started running mainly with a rear foot strike rather than with my regular mid to forward foot strike. <text:s text:c="2"/>I also started running mainly on grass. These steps allowed me to keep my <text:span text:style-name="T3">mileage</text:span><text:span text:style-name="T2"> </text:span><text:span text:style-name="T3">up. <text:s/>But as time went by, the injury became even worse and my training speed lower. <text:s/>I included more walking in my workouts and limited my racing. <text:s/>In 2014 I ran in just one event. <text:s text:c="2"/>Advice that I received concerning treatment suggested that I should use very light massage of my tendon, lower leg, and calf either using my hands or a hand held massaging unit. <text:s/>I think the idea is that light massage will stimulate the tendon to heal without further injuring the tissue. <text:s/>I followed these suggestions and found some relief for awhile. <text:s/>But eventually my tendon became extremely tight. <text:s/>During the same time period the balls of my feet, especially my right foot, became painful at times. <text:s/>By September of 2014, when I was nearly 72, I was starting to think my running days would soon come to an end.</text:span></text:p>
      <text:p text:style-name="P1"/>
      <text:p text:style-name="Standard"><text:span text:style-name="T3">Then a wonderful thing happened. <text:s/>We were visiting our daughter, Laura, and her family in The Netherlands. <text:s/>Laura suggested that I make an appointment with a massage therapist that had helped her. <text:s/>I made the appointment. <text:s/>At the appointment the therapist had me lie face down on his table and then he vigorously massaged my calf, lower leg and my Achilles tendon with his very strong hands. <text:s/>When he got to my Achilles the pain from the massage was very intense. <text:s/>At this point I started to have misgivings about this treatment. <text:s/>I was especially afraid he was going to make the tendon worse. <text:s/>After 20 minutes I was about to tell him to stop when he asked me to stand up on my toes. <text:s/>That is when a minor miracle occurred. <text:s/>My Achilles felt a lot better and I told him so. <text:s text:c="2"/>He said, “Okay let's work on it some more.” <text:s/>The more he massaged the better the tendon got. <text:s/>Next we talked about heel lifts. <text:s/>He explained that lifts help only temporally and continued use eventually causes harm. <text:s/>Short term, lifts make the Achilles feel better because they cause the sore tendon to not stretch as much as it normally </text:span><text:soft-page-break/><text:span text:style-name="T3">would during walking or running. <text:s/>But long term, lifts cause a slow shrinking in the tendon's length because it is never stretched to its full extent. <text:s/>This further causes injury to the tendon during running. <text:s text:c="2"/>I asked therapist if he thought I could run a 6 hour run in Amsterdam that was to occur in a few days. <text:s/>He suggested it would be okay to start and then possibly not run the full 6 hours if my Achilles bothered me too much. <text:s/>He also thought it would be okay to use heel lifts for protection during the run but suggested that I not continue using them after that. <text:s text:c="2"/>A few days later I completed 50K with time to spare and then walked for the remainder of the 6 hours. <text:s/>This was my first race in nearly a year. <text:s/>My tendon had some discomfort during the event and tightened some in the days to follow but all in all it was okay. <text:s/>Luckily the ball of my right foot also only hurt a little probably because the running path was mainly soft. <text:s/>Another appointment with the therapist again relieved the tension and discomfort in my Achilles. <text:s/>During the few weeks that followed our visit to Amsterdam, I found that my Achilles tightened and the ball of my right foot became painful. <text:s/>To relieve the discomfort I began vigorously massaging my lower left leg and Achilles tendon and the ball of my right foot a couple of times a week. <text:s/>My Achilles responded each time I did the massage but did not completely get better until I started massaging it every day. <text:s/>Now I massage both tendons every day as a preventative measure. <text:s/>When I first started vigorous self-massage my Achilles would have discomfort at the beginning of each massage session. By the end of the session the tendon would feel considerable better. <text:s/>After about 3 months of daily massage the Achilles did not have discomfort at any time when I was massaging it or when I was running. <text:s/>This is when I felt it was all better. <text:s/>The ball of my foot did not respond as well until I discovered that my foot had to be stretched in a certain way. <text:s/>I will discuss this stretching technique later. <text:s/></text:span></text:p>
      <text:p text:style-name="P1"/>
      <text:p text:style-name="P1">It has been about a year since my recovery. <text:s/>During this year my workouts were increasingly more vigorous as I got in better and better shape. <text:s/>As my body adjusted to this increasing work load, I occasionally experienced tightness to a hip, hamstring, knee and groin. <text:s/>These were all relieved by self-massage. <text:s/>Self-massage even cured a shin splint in the matter of a few days. <text:s/>I am again running with a mid to forward foot strike and this helps to stretch out my Achilles tendons and to keep them healthy. <text:s/>I am convinced that had I not been introduced to vigorous massage and discovered self-massage I would not be running nearly as well as I am now and possibly I would not be running at all. <text:s/></text:p>
      <text:p text:style-name="P1"/>
      <text:p text:style-name="P1">Within a few weeks this website will include links to two youtube videos that show how I massage my tendons, calves and lower legs and how I stretch and massage my feet. <text:s/>Further in the future I will include links to other videos that show how I massage other parts of my bo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09T20:17:17.89</meta:creation-date>
    <meta:generator>OpenOffice/4.1.0$Win32 OpenOffice.org_project/410m18$Build-9764</meta:generator>
    <dc:date>2016-02-12T14:04:02.60</dc:date>
    <dc:creator>James Lombardi</dc:creator>
    <meta:editing-duration>PT11H7M4S</meta:editing-duration>
    <meta:editing-cycles>76</meta:editing-cycles>
    <meta:document-statistic meta:table-count="0" meta:image-count="0" meta:object-count="0" meta:page-count="2" meta:paragraph-count="9" meta:word-count="1267" meta:character-count="6957"/>
  </office:meta>
</office:document-meta>
</file>